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center="false" draw:marker-end="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fill-color="#ff0000" draw:shadow="hidden" dr3d:vertical-segments="32" dr3d:close-front="true" dr3d:close-back="true"/>
    </style:style>
    <style:style style:name="gr3" style:family="graphic" style:parent-style-name="standard">
      <style:graphic-properties draw:stroke="none" svg:stroke-width="0cm" draw:marker-start-width="0cm" draw:marker-end-width="0cm" draw:fill="solid" draw:fill-color="#ff0000" draw:shadow="hidden" dr3d:vertical-segments="32" dr3d:close-front="true" dr3d:close-back="true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svg:stroke-width="0cm" draw:fill-color="#4c4c4c" dr3d:vertical-segments="4" dr3d:close-front="true" dr3d:close-back="true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47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none" svg:stroke-width="0cm" draw:fill-color="#0047ff" dr3d:vertical-segments="4" dr3d:close-front="true" dr3d:close-back="true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6e6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svg:stroke-width="0cm" draw:fill-color="#e6e64c" dr3d:vertical-segments="4" dr3d:close-front="true" dr3d:close-back="true"/>
    </style:style>
    <style:style style:name="gr11" style:family="graphic" style:parent-style-name="standard">
      <style:graphic-properties draw:stroke="none" svg:stroke-width="0cm" svg:stroke-color="#000000" draw:marker-start="" draw:marker-start-center="false" draw:marker-end="" draw:marker-end-center="false" svg:stroke-opacity="100%" draw:stroke-linejoin="round" draw:fill="solid" draw:fill-color="#ffff6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draw:fill-color="#ffff66" draw:shadow="hidden" dr3d:vertical-segments="32" dr3d:close-front="true" dr3d:close-back="true"/>
    </style:style>
    <style:style style:name="gr13" style:family="graphic" style:parent-style-name="standard">
      <style:graphic-properties draw:stroke="none" svg:stroke-width="0cm" draw:marker-start-width="0cm" draw:marker-end-width="0cm" draw:fill="solid" draw:fill-color="#ffff66" draw:shadow="hidden" dr3d:vertical-segments="32" dr3d:close-front="true" dr3d:close-back="true"/>
    </style:style>
    <style:style style:name="gr14" style:family="graphic" style:parent-style-name="standard">
      <style:graphic-properties draw:stroke="none" svg:stroke-width="0cm" svg:stroke-color="#000000" draw:marker-start="" draw:marker-start-center="false" draw:marker-end="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none" draw:fill-color="#0000ff" draw:shadow="hidden" dr3d:vertical-segments="32" dr3d:close-front="true" dr3d:close-back="true"/>
    </style:style>
    <style:style style:name="gr16" style:family="graphic" style:parent-style-name="standard">
      <style:graphic-properties draw:stroke="none" svg:stroke-width="0cm" draw:marker-start-width="0cm" draw:marker-end-width="0cm" draw:fill="solid" draw:fill-color="#0000ff" draw:shadow="hidden" dr3d:vertical-segments="32" dr3d:close-front="true" dr3d:close-back="true"/>
    </style:style>
    <style:style style:name="gr17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808000" draw:marker-start-width="0.275cm" draw:marker-end-width="0.275cm" draw:textarea-horizontal-align="center" draw:textarea-vertical-align="middle" fo:padding-top="0.149cm" fo:padding-bottom="0.149cm" fo:padding-left="0.274cm" fo:padding-right="0.274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svg:stroke-width="0.051cm" draw:marker-start-width="0.275cm" draw:marker-end-width="0.275cm" draw:textarea-horizontal-align="center" draw:textarea-vertical-align="middle" fo:padding-top="0.149cm" fo:padding-bottom="0.149cm" fo:padding-left="0.274cm" fo:padding-right="0.274cm"/>
    </style:style>
    <style:style style:name="gr21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22" style:family="graphic" style:parent-style-name="standard">
      <style:graphic-properties svg:stroke-width="0.051cm" svg:stroke-color="#008000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3d:scene draw:style-name="gr1" svg:width="0.626cm" svg:height="0.51cm" svg:x="11.486cm" svg:y="6.268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</dr3d:scene>
        <dr3d:scene draw:style-name="gr4" svg:width="0.888cm" svg:height="0.508cm" svg:x="10.97cm" svg:y="7.032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svg:viewBox="0 -7413 1206 635" svg:d="m0-7413v635h1206v-635z"/>
        </dr3d:scene>
        <draw:g>
          <draw:g draw:id="id1">
            <draw:custom-shape draw:style-name="gr6" draw:text-style-name="P1" draw:layer="layout" svg:width="3.14cm" svg:height="1.252cm" svg:x="2.432cm" svg:y="4.891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699.577735124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3d:scene draw:style-name="gr7" svg:width="0.385cm" svg:height="0.244cm" svg:x="3.326cm" svg:y="5.493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8" draw:layer="layout" svg:viewBox="0 -7413 1206 635" svg:d="m0-7413v635h1206v-635z"/>
            </dr3d:scene>
            <dr3d:scene draw:style-name="gr9" svg:width="0.386cm" svg:height="0.244cm" svg:x="3.794cm" svg:y="5.493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0" draw:layer="layout" svg:viewBox="0 -7413 1206 635" svg:d="m0-7413v635h1206v-635z"/>
            </dr3d:scene>
            <dr3d:scene draw:style-name="gr11" svg:width="0.271cm" svg:height="0.245cm" svg:x="4.29cm" svg:y="5.492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1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14" svg:width="0.271cm" svg:height="0.245cm" svg:x="2.968cm" svg:y="5.462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5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16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1" svg:width="0.271cm" svg:height="0.154cm" svg:x="3.381cm" svg:y="5.004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385cm" svg:height="0.245cm" svg:x="3.105cm" svg:y="5.15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272cm" svg:height="0.153cm" svg:x="3.88cm" svg:y="5.005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385cm" svg:height="0.245cm" svg:x="3.601cm" svg:y="5.15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272cm" svg:height="0.154cm" svg:x="4.372cm" svg:y="5.004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385cm" svg:height="0.245cm" svg:x="4.097cm" svg:y="5.15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271cm" svg:height="0.153cm" svg:x="4.872cm" svg:y="5.005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385cm" svg:height="0.245cm" svg:x="4.593cm" svg:y="5.15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</draw:g>
          <draw:g draw:id="id2">
            <draw:custom-shape draw:style-name="gr6" draw:text-style-name="P1" draw:layer="layout" svg:width="3.14cm" svg:height="1.252cm" svg:x="5.416cm" svg:y="5.381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699.577735124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3d:scene draw:style-name="gr7" svg:width="0.385cm" svg:height="0.244cm" svg:x="6.31cm" svg:y="5.983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8" draw:layer="layout" svg:viewBox="0 -7413 1206 635" svg:d="m0-7413v635h1206v-635z"/>
            </dr3d:scene>
            <dr3d:scene draw:style-name="gr9" svg:width="0.386cm" svg:height="0.244cm" svg:x="6.778cm" svg:y="5.983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0" draw:layer="layout" svg:viewBox="0 -7413 1206 635" svg:d="m0-7413v635h1206v-635z"/>
            </dr3d:scene>
            <dr3d:scene draw:style-name="gr11" svg:width="0.271cm" svg:height="0.245cm" svg:x="7.274cm" svg:y="5.982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1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14" svg:width="0.271cm" svg:height="0.245cm" svg:x="5.952cm" svg:y="5.952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5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16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1" svg:width="0.271cm" svg:height="0.154cm" svg:x="6.365cm" svg:y="5.494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385cm" svg:height="0.245cm" svg:x="6.089cm" svg:y="5.64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272cm" svg:height="0.153cm" svg:x="6.864cm" svg:y="5.495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385cm" svg:height="0.245cm" svg:x="6.585cm" svg:y="5.64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272cm" svg:height="0.154cm" svg:x="7.356cm" svg:y="5.494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385cm" svg:height="0.245cm" svg:x="7.081cm" svg:y="5.64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271cm" svg:height="0.153cm" svg:x="7.856cm" svg:y="5.495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385cm" svg:height="0.245cm" svg:x="7.577cm" svg:y="5.64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</draw:g>
          <draw:connector draw:style-name="gr17" draw:text-style-name="P1" draw:layer="layout" draw:type="curve" draw:line-skew="0.285cm" svg:x1="4.002cm" svg:y1="4.891cm" svg:x2="6.986cm" svg:y2="5.381cm" draw:start-shape="id1" draw:end-shape="id2" svg:d="m4002 4891c0-324 2984-569 2984 490">
            <text:p/>
          </draw:connector>
        </draw:g>
        <draw:g>
          <draw:g>
            <draw:g>
              <draw:line draw:style-name="gr18" draw:text-style-name="P1" draw:layer="layout" svg:x1="5.635cm" svg:y1="8.478cm" svg:x2="5.063cm" svg:y2="8.859cm">
                <text:p/>
              </draw:line>
              <draw:line draw:style-name="gr18" draw:text-style-name="P1" draw:layer="layout" svg:x1="6.143cm" svg:y1="8.573cm" svg:x2="5.571cm" svg:y2="8.954cm">
                <text:p/>
              </draw:line>
              <draw:line draw:style-name="gr18" draw:text-style-name="P1" draw:layer="layout" svg:x1="5.889cm" svg:y1="8.525cm" svg:x2="5.317cm" svg:y2="8.906cm">
                <text:p/>
              </draw:line>
              <draw:line draw:style-name="gr18" draw:text-style-name="P1" draw:layer="layout" svg:x1="6.524cm" svg:y1="8.573cm" svg:x2="5.952cm" svg:y2="8.954cm">
                <text:p/>
              </draw:line>
              <draw:line draw:style-name="gr18" draw:text-style-name="P1" draw:layer="layout" svg:x1="7.032cm" svg:y1="8.668cm" svg:x2="6.46cm" svg:y2="9.049cm">
                <text:p/>
              </draw:line>
              <draw:line draw:style-name="gr18" draw:text-style-name="P1" draw:layer="layout" svg:x1="6.778cm" svg:y1="8.62cm" svg:x2="6.206cm" svg:y2="9.001cm">
                <text:p/>
              </draw:line>
              <draw:line draw:style-name="gr18" draw:text-style-name="P1" draw:layer="layout" svg:x1="7.286cm" svg:y1="8.716cm" svg:x2="6.714cm" svg:y2="9.097cm">
                <text:p/>
              </draw:line>
              <draw:line draw:style-name="gr18" draw:text-style-name="P1" draw:layer="layout" svg:x1="7.794cm" svg:y1="8.811cm" svg:x2="7.222cm" svg:y2="9.192cm">
                <text:p/>
              </draw:line>
              <draw:line draw:style-name="gr18" draw:text-style-name="P1" draw:layer="layout" svg:x1="7.54cm" svg:y1="8.763cm" svg:x2="6.968cm" svg:y2="9.144cm">
                <text:p/>
              </draw:line>
              <draw:line draw:style-name="gr18" draw:text-style-name="P1" draw:layer="layout" svg:x1="8.112cm" svg:y1="8.811cm" svg:x2="7.54cm" svg:y2="9.192cm">
                <text:p/>
              </draw:line>
              <draw:line draw:style-name="gr18" draw:text-style-name="P1" draw:layer="layout" svg:x1="8.62cm" svg:y1="8.906cm" svg:x2="8.048cm" svg:y2="9.287cm">
                <text:p/>
              </draw:line>
              <draw:line draw:style-name="gr18" draw:text-style-name="P1" draw:layer="layout" svg:x1="8.366cm" svg:y1="8.858cm" svg:x2="7.794cm" svg:y2="9.239cm">
                <text:p/>
              </draw:line>
              <draw:line draw:style-name="gr18" draw:text-style-name="P1" draw:layer="layout" svg:x1="8.937cm" svg:y1="8.906cm" svg:x2="8.365cm" svg:y2="9.287cm">
                <text:p/>
              </draw:line>
              <draw:line draw:style-name="gr18" draw:text-style-name="P1" draw:layer="layout" svg:x1="9.445cm" svg:y1="9.001cm" svg:x2="8.873cm" svg:y2="9.382cm">
                <text:p/>
              </draw:line>
              <draw:line draw:style-name="gr18" draw:text-style-name="P1" draw:layer="layout" svg:x1="9.191cm" svg:y1="8.953cm" svg:x2="8.619cm" svg:y2="9.334cm">
                <text:p/>
              </draw:line>
              <draw:line draw:style-name="gr18" draw:text-style-name="P1" draw:layer="layout" svg:x1="5.381cm" svg:y1="8.43cm" svg:x2="4.809cm" svg:y2="8.811cm">
                <text:p/>
              </draw:line>
              <draw:line draw:style-name="gr17" draw:text-style-name="P1" draw:layer="layout" svg:x1="5cm" svg:y1="8.525cm" svg:x2="9.381cm" svg:y2="9.096cm">
                <text:p/>
              </draw:line>
              <draw:line draw:style-name="gr17" draw:text-style-name="P1" draw:layer="layout" svg:x1="4.81cm" svg:y1="8.716cm" svg:x2="9.191cm" svg:y2="9.287cm">
                <text:p/>
              </draw:line>
            </draw:g>
            <draw:g>
              <draw:g draw:id="id3">
                <draw:custom-shape draw:style-name="gr6" draw:text-style-name="P1" draw:layer="layout" svg:width="2.391cm" svg:height="0.78cm" svg:x="2.206cm" svg:y="10.029cm">
                  <text:p/>
    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699.5777351248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3d:scene draw:style-name="gr7" svg:width="0.293cm" svg:height="0.152cm" svg:x="2.887cm" svg:y="10.404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8" draw:layer="layout" svg:viewBox="0 -7413 1206 635" svg:d="m0-7413v635h1206v-635z"/>
                </dr3d:scene>
                <dr3d:scene draw:style-name="gr9" svg:width="0.294cm" svg:height="0.152cm" svg:x="3.243cm" svg:y="10.404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10" draw:layer="layout" svg:viewBox="0 -7413 1206 635" svg:d="m0-7413v635h1206v-635z"/>
                </dr3d:scene>
                <dr3d:scene draw:style-name="gr11" svg:width="0.206cm" svg:height="0.153cm" svg:x="3.621cm" svg:y="10.403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12" draw:layer="layout" svg:viewBox="0 -7858 444 762" svg:d="m8-7096 22-2 23-3 22-6 23-8 22-9 22-12 21-13 21-15 20-17 20-19 20-21 18-22 18-24 17-25 17-27 16-28 14-30 14-31 13-32 12-33 11-34 10-36 9-35 8-37 7-37 5-38 5-39 3-38 2-39 1-39-444-13z"/>
                  <dr3d:rotate draw:style-name="gr13" draw:layer="layout" svg:viewBox="0 -7858 444 762" svg:d="m8-7096 22-2 23-3 22-6 23-8 22-9 22-12 21-13 21-15 20-17 20-19 20-21 18-22 18-24 17-25 17-27 16-28 14-30 14-31 13-32 12-33 11-34 10-36 9-35 8-37 7-37 5-38 5-39 3-38 2-39 1-39-444-13z"/>
                </dr3d:scene>
                <dr3d:scene draw:style-name="gr14" svg:width="0.207cm" svg:height="0.152cm" svg:x="2.614cm" svg:y="10.385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15" draw:layer="layout" svg:viewBox="0 -7858 444 762" svg:d="m8-7096 22-2 23-3 22-6 23-8 22-9 22-12 21-13 21-15 20-17 20-19 20-21 18-22 18-24 17-25 17-27 16-28 14-30 14-31 13-32 12-33 11-34 10-36 9-35 8-37 7-37 5-38 5-39 3-38 2-39 1-39-444-13z"/>
                  <dr3d:rotate draw:style-name="gr16" draw:layer="layout" svg:viewBox="0 -7858 444 762" svg:d="m8-7096 22-2 23-3 22-6 23-8 22-9 22-12 21-13 21-15 20-17 20-19 20-21 18-22 18-24 17-25 17-27 16-28 14-30 14-31 13-32 12-33 11-34 10-36 9-35 8-37 7-37 5-38 5-39 3-38 2-39 1-39-444-13z"/>
                </dr3d:scene>
                <dr3d:scene draw:style-name="gr1" svg:width="0.206cm" svg:height="0.095cm" svg:x="2.929cm" svg:y="10.1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    </dr3d:scene>
                <dr3d:scene draw:style-name="gr4" svg:width="0.293cm" svg:height="0.152cm" svg:x="2.719cm" svg:y="10.195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5" draw:layer="layout" svg:viewBox="0 -7413 1206 635" svg:d="m0-7413v635h1206v-635z"/>
                </dr3d:scene>
                <dr3d:scene draw:style-name="gr1" svg:width="0.207cm" svg:height="0.095cm" svg:x="3.309cm" svg:y="10.1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    </dr3d:scene>
                <dr3d:scene draw:style-name="gr4" svg:width="0.294cm" svg:height="0.152cm" svg:x="3.096cm" svg:y="10.195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5" draw:layer="layout" svg:viewBox="0 -7413 1206 635" svg:d="m0-7413v635h1206v-635z"/>
                </dr3d:scene>
                <dr3d:scene draw:style-name="gr1" svg:width="0.208cm" svg:height="0.095cm" svg:x="3.683cm" svg:y="10.1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    </dr3d:scene>
                <dr3d:scene draw:style-name="gr4" svg:width="0.293cm" svg:height="0.152cm" svg:x="3.474cm" svg:y="10.195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5" draw:layer="layout" svg:viewBox="0 -7413 1206 635" svg:d="m0-7413v635h1206v-635z"/>
                </dr3d:scene>
                <dr3d:scene draw:style-name="gr1" svg:width="0.207cm" svg:height="0.095cm" svg:x="4.064cm" svg:y="10.1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    </dr3d:scene>
                <dr3d:scene draw:style-name="gr4" svg:width="0.293cm" svg:height="0.152cm" svg:x="3.852cm" svg:y="10.195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5" draw:layer="layout" svg:viewBox="0 -7413 1206 635" svg:d="m0-7413v635h1206v-635z"/>
                </dr3d:scene>
              </draw:g>
              <draw:g draw:id="id4">
                <draw:custom-shape draw:style-name="gr6" draw:text-style-name="P1" draw:layer="layout" svg:width="2.391cm" svg:height="0.78cm" svg:x="4.479cm" svg:y="10.334cm">
                  <text:p/>
    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699.5777351248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3d:scene draw:style-name="gr7" svg:width="0.294cm" svg:height="0.152cm" svg:x="5.159cm" svg:y="10.709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8" draw:layer="layout" svg:viewBox="0 -7413 1206 635" svg:d="m0-7413v635h1206v-635z"/>
                </dr3d:scene>
                <dr3d:scene draw:style-name="gr9" svg:width="0.294cm" svg:height="0.152cm" svg:x="5.516cm" svg:y="10.709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10" draw:layer="layout" svg:viewBox="0 -7413 1206 635" svg:d="m0-7413v635h1206v-635z"/>
                </dr3d:scene>
                <dr3d:scene draw:style-name="gr11" svg:width="0.206cm" svg:height="0.152cm" svg:x="5.894cm" svg:y="10.709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12" draw:layer="layout" svg:viewBox="0 -7858 444 762" svg:d="m8-7096 22-2 23-3 22-6 23-8 22-9 22-12 21-13 21-15 20-17 20-19 20-21 18-22 18-24 17-25 17-27 16-28 14-30 14-31 13-32 12-33 11-34 10-36 9-35 8-37 7-37 5-38 5-39 3-38 2-39 1-39-444-13z"/>
                  <dr3d:rotate draw:style-name="gr13" draw:layer="layout" svg:viewBox="0 -7858 444 762" svg:d="m8-7096 22-2 23-3 22-6 23-8 22-9 22-12 21-13 21-15 20-17 20-19 20-21 18-22 18-24 17-25 17-27 16-28 14-30 14-31 13-32 12-33 11-34 10-36 9-35 8-37 7-37 5-38 5-39 3-38 2-39 1-39-444-13z"/>
                </dr3d:scene>
                <dr3d:scene draw:style-name="gr14" svg:width="0.206cm" svg:height="0.152cm" svg:x="4.887cm" svg:y="10.69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15" draw:layer="layout" svg:viewBox="0 -7858 444 762" svg:d="m8-7096 22-2 23-3 22-6 23-8 22-9 22-12 21-13 21-15 20-17 20-19 20-21 18-22 18-24 17-25 17-27 16-28 14-30 14-31 13-32 12-33 11-34 10-36 9-35 8-37 7-37 5-38 5-39 3-38 2-39 1-39-444-13z"/>
                  <dr3d:rotate draw:style-name="gr16" draw:layer="layout" svg:viewBox="0 -7858 444 762" svg:d="m8-7096 22-2 23-3 22-6 23-8 22-9 22-12 21-13 21-15 20-17 20-19 20-21 18-22 18-24 17-25 17-27 16-28 14-30 14-31 13-32 12-33 11-34 10-36 9-35 8-37 7-37 5-38 5-39 3-38 2-39 1-39-444-13z"/>
                </dr3d:scene>
                <dr3d:scene draw:style-name="gr1" svg:width="0.207cm" svg:height="0.096cm" svg:x="5.201cm" svg:y="10.405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    </dr3d:scene>
                <dr3d:scene draw:style-name="gr4" svg:width="0.293cm" svg:height="0.153cm" svg:x="4.991cm" svg:y="10.5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5" draw:layer="layout" svg:viewBox="0 -7413 1206 635" svg:d="m0-7413v635h1206v-635z"/>
                </dr3d:scene>
                <dr3d:scene draw:style-name="gr1" svg:width="0.208cm" svg:height="0.096cm" svg:x="5.581cm" svg:y="10.405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    </dr3d:scene>
                <dr3d:scene draw:style-name="gr4" svg:width="0.293cm" svg:height="0.153cm" svg:x="5.369cm" svg:y="10.5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5" draw:layer="layout" svg:viewBox="0 -7413 1206 635" svg:d="m0-7413v635h1206v-635z"/>
                </dr3d:scene>
                <dr3d:scene draw:style-name="gr1" svg:width="0.207cm" svg:height="0.096cm" svg:x="5.956cm" svg:y="10.405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    </dr3d:scene>
                <dr3d:scene draw:style-name="gr4" svg:width="0.293cm" svg:height="0.153cm" svg:x="5.747cm" svg:y="10.5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5" draw:layer="layout" svg:viewBox="0 -7413 1206 635" svg:d="m0-7413v635h1206v-635z"/>
                </dr3d:scene>
                <dr3d:scene draw:style-name="gr1" svg:width="0.206cm" svg:height="0.096cm" svg:x="6.337cm" svg:y="10.405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    </dr3d:scene>
                <dr3d:scene draw:style-name="gr4" svg:width="0.294cm" svg:height="0.153cm" svg:x="6.124cm" svg:y="10.5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5" draw:layer="layout" svg:viewBox="0 -7413 1206 635" svg:d="m0-7413v635h1206v-635z"/>
                </dr3d:scene>
              </draw:g>
              <draw:connector draw:style-name="gr17" draw:text-style-name="P1" draw:layer="layout" draw:type="curve" draw:line-skew="0.308cm" svg:x1="3.401cm" svg:y1="10.029cm" svg:x2="5.674cm" svg:y2="10.334cm" draw:start-shape="id3" draw:end-shape="id4" svg:d="m3401 10029c0-289 2273-442 2273 305">
                <text:p/>
              </draw:connector>
              <draw:custom-shape draw:style-name="gr19" draw:text-style-name="P1" draw:id="id5" draw:layer="layout" svg:width="1.206cm" svg:height="0.699cm" svg:x="7.604cm" svg:y="10.08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6098.1132075472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onnector draw:style-name="gr20" draw:text-style-name="P1" draw:layer="layout" draw:type="curve" draw:line-skew="0.497cm" svg:x1="9.24cm" svg:y1="9.205cm" svg:x2="8.468cm" svg:y2="10.08cm" draw:end-shape="id5" draw:end-glue-point="4" svg:d="m9240 9205c0 1026-772 589-772 875">
                <text:p/>
              </draw:connector>
              <draw:connector draw:style-name="gr17" draw:text-style-name="P1" draw:layer="layout" draw:type="curve" svg:x1="7.946cm" svg:y1="10.779cm" svg:x2="5.674cm" svg:y2="11.114cm" draw:start-shape="id5" draw:start-glue-point="7" draw:end-shape="id4" svg:d="m7946 10779c0 1255-2272 1088-2272 335">
                <text:p/>
              </draw:connector>
            </draw:g>
          </draw:g>
        </draw:g>
        <draw:g>
          <draw:g>
            <draw:g draw:id="id6">
              <draw:custom-shape draw:style-name="gr6" draw:text-style-name="P1" draw:layer="layout" svg:width="2.124cm" svg:height="0.507cm" svg:x="11.208cm" svg:y="10.955cm">
                <text:p/>
  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699.5777351248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3d:scene draw:style-name="gr7" svg:width="0.26cm" svg:height="0.099cm" svg:x="11.813cm" svg:y="11.198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8" draw:layer="layout" svg:viewBox="0 -7413 1206 635" svg:d="m0-7413v635h1206v-635z"/>
              </dr3d:scene>
              <dr3d:scene draw:style-name="gr9" svg:width="0.261cm" svg:height="0.099cm" svg:x="12.129cm" svg:y="11.198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10" draw:layer="layout" svg:viewBox="0 -7413 1206 635" svg:d="m0-7413v635h1206v-635z"/>
              </dr3d:scene>
              <dr3d:scene draw:style-name="gr11" svg:width="0.183cm" svg:height="0.099cm" svg:x="12.465cm" svg:y="11.198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12" draw:layer="layout" svg:viewBox="0 -7858 444 762" svg:d="m8-7096 22-2 23-3 22-6 23-8 22-9 22-12 21-13 21-15 20-17 20-19 20-21 18-22 18-24 17-25 17-27 16-28 14-30 14-31 13-32 12-33 11-34 10-36 9-35 8-37 7-37 5-38 5-39 3-38 2-39 1-39-444-13z"/>
                <dr3d:rotate draw:style-name="gr13" draw:layer="layout" svg:viewBox="0 -7858 444 762" svg:d="m8-7096 22-2 23-3 22-6 23-8 22-9 22-12 21-13 21-15 20-17 20-19 20-21 18-22 18-24 17-25 17-27 16-28 14-30 14-31 13-32 12-33 11-34 10-36 9-35 8-37 7-37 5-38 5-39 3-38 2-39 1-39-444-13z"/>
              </dr3d:scene>
              <dr3d:scene draw:style-name="gr14" svg:width="0.184cm" svg:height="0.099cm" svg:x="11.57cm" svg:y="11.186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15" draw:layer="layout" svg:viewBox="0 -7858 444 762" svg:d="m8-7096 22-2 23-3 22-6 23-8 22-9 22-12 21-13 21-15 20-17 20-19 20-21 18-22 18-24 17-25 17-27 16-28 14-30 14-31 13-32 12-33 11-34 10-36 9-35 8-37 7-37 5-38 5-39 3-38 2-39 1-39-444-13z"/>
                <dr3d:rotate draw:style-name="gr16" draw:layer="layout" svg:viewBox="0 -7858 444 762" svg:d="m8-7096 22-2 23-3 22-6 23-8 22-9 22-12 21-13 21-15 20-17 20-19 20-21 18-22 18-24 17-25 17-27 16-28 14-30 14-31 13-32 12-33 11-34 10-36 9-35 8-37 7-37 5-38 5-39 3-38 2-39 1-39-444-13z"/>
              </dr3d:scene>
              <dr3d:scene draw:style-name="gr1" svg:width="0.183cm" svg:height="0.063cm" svg:x="11.85cm" svg:y="11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  </dr3d:scene>
              <dr3d:scene draw:style-name="gr4" svg:width="0.261cm" svg:height="0.1cm" svg:x="11.663cm" svg:y="11.062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5" draw:layer="layout" svg:viewBox="0 -7413 1206 635" svg:d="m0-7413v635h1206v-635z"/>
              </dr3d:scene>
              <dr3d:scene draw:style-name="gr1" svg:width="0.184cm" svg:height="0.062cm" svg:x="12.187cm" svg:y="11.001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  </dr3d:scene>
              <dr3d:scene draw:style-name="gr4" svg:width="0.26cm" svg:height="0.1cm" svg:x="11.999cm" svg:y="11.062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5" draw:layer="layout" svg:viewBox="0 -7413 1206 635" svg:d="m0-7413v635h1206v-635z"/>
              </dr3d:scene>
              <dr3d:scene draw:style-name="gr1" svg:width="0.184cm" svg:height="0.063cm" svg:x="12.52cm" svg:y="11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  </dr3d:scene>
              <dr3d:scene draw:style-name="gr4" svg:width="0.261cm" svg:height="0.1cm" svg:x="12.334cm" svg:y="11.062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5" draw:layer="layout" svg:viewBox="0 -7413 1206 635" svg:d="m0-7413v635h1206v-635z"/>
              </dr3d:scene>
              <dr3d:scene draw:style-name="gr1" svg:width="0.183cm" svg:height="0.062cm" svg:x="12.859cm" svg:y="11.001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  </dr3d:scene>
              <dr3d:scene draw:style-name="gr4" svg:width="0.26cm" svg:height="0.1cm" svg:x="12.67cm" svg:y="11.062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5" draw:layer="layout" svg:viewBox="0 -7413 1206 635" svg:d="m0-7413v635h1206v-635z"/>
              </dr3d:scene>
            </draw:g>
            <draw:g draw:id="id7">
              <draw:custom-shape draw:style-name="gr6" draw:text-style-name="P1" draw:layer="layout" svg:width="2.124cm" svg:height="0.507cm" svg:x="13.227cm" svg:y="11.153cm">
                <text:p/>
  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699.5777351248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3d:scene draw:style-name="gr7" svg:width="0.261cm" svg:height="0.099cm" svg:x="13.831cm" svg:y="11.39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8" draw:layer="layout" svg:viewBox="0 -7413 1206 635" svg:d="m0-7413v635h1206v-635z"/>
              </dr3d:scene>
              <dr3d:scene draw:style-name="gr9" svg:width="0.261cm" svg:height="0.099cm" svg:x="14.148cm" svg:y="11.39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10" draw:layer="layout" svg:viewBox="0 -7413 1206 635" svg:d="m0-7413v635h1206v-635z"/>
              </dr3d:scene>
              <dr3d:scene draw:style-name="gr11" svg:width="0.183cm" svg:height="0.1cm" svg:x="14.484cm" svg:y="11.396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12" draw:layer="layout" svg:viewBox="0 -7858 444 762" svg:d="m8-7096 22-2 23-3 22-6 23-8 22-9 22-12 21-13 21-15 20-17 20-19 20-21 18-22 18-24 17-25 17-27 16-28 14-30 14-31 13-32 12-33 11-34 10-36 9-35 8-37 7-37 5-38 5-39 3-38 2-39 1-39-444-13z"/>
                <dr3d:rotate draw:style-name="gr13" draw:layer="layout" svg:viewBox="0 -7858 444 762" svg:d="m8-7096 22-2 23-3 22-6 23-8 22-9 22-12 21-13 21-15 20-17 20-19 20-21 18-22 18-24 17-25 17-27 16-28 14-30 14-31 13-32 12-33 11-34 10-36 9-35 8-37 7-37 5-38 5-39 3-38 2-39 1-39-444-13z"/>
              </dr3d:scene>
              <dr3d:scene draw:style-name="gr14" svg:width="0.184cm" svg:height="0.1cm" svg:x="13.589cm" svg:y="11.384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15" draw:layer="layout" svg:viewBox="0 -7858 444 762" svg:d="m8-7096 22-2 23-3 22-6 23-8 22-9 22-12 21-13 21-15 20-17 20-19 20-21 18-22 18-24 17-25 17-27 16-28 14-30 14-31 13-32 12-33 11-34 10-36 9-35 8-37 7-37 5-38 5-39 3-38 2-39 1-39-444-13z"/>
                <dr3d:rotate draw:style-name="gr16" draw:layer="layout" svg:viewBox="0 -7858 444 762" svg:d="m8-7096 22-2 23-3 22-6 23-8 22-9 22-12 21-13 21-15 20-17 20-19 20-21 18-22 18-24 17-25 17-27 16-28 14-30 14-31 13-32 12-33 11-34 10-36 9-35 8-37 7-37 5-38 5-39 3-38 2-39 1-39-444-13z"/>
              </dr3d:scene>
              <dr3d:scene draw:style-name="gr1" svg:width="0.183cm" svg:height="0.062cm" svg:x="13.869cm" svg:y="11.199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  </dr3d:scene>
              <dr3d:scene draw:style-name="gr4" svg:width="0.26cm" svg:height="0.099cm" svg:x="13.682cm" svg:y="11.261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5" draw:layer="layout" svg:viewBox="0 -7413 1206 635" svg:d="m0-7413v635h1206v-635z"/>
              </dr3d:scene>
              <dr3d:scene draw:style-name="gr1" svg:width="0.184cm" svg:height="0.062cm" svg:x="14.206cm" svg:y="11.199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  </dr3d:scene>
              <dr3d:scene draw:style-name="gr4" svg:width="0.26cm" svg:height="0.099cm" svg:x="14.018cm" svg:y="11.261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5" draw:layer="layout" svg:viewBox="0 -7413 1206 635" svg:d="m0-7413v635h1206v-635z"/>
              </dr3d:scene>
              <dr3d:scene draw:style-name="gr1" svg:width="0.184cm" svg:height="0.062cm" svg:x="14.539cm" svg:y="11.199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  </dr3d:scene>
              <dr3d:scene draw:style-name="gr4" svg:width="0.261cm" svg:height="0.099cm" svg:x="14.353cm" svg:y="11.261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5" draw:layer="layout" svg:viewBox="0 -7413 1206 635" svg:d="m0-7413v635h1206v-635z"/>
              </dr3d:scene>
              <dr3d:scene draw:style-name="gr1" svg:width="0.184cm" svg:height="0.062cm" svg:x="14.877cm" svg:y="11.199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  </dr3d:scene>
              <dr3d:scene draw:style-name="gr4" svg:width="0.26cm" svg:height="0.099cm" svg:x="14.689cm" svg:y="11.261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5" draw:layer="layout" svg:viewBox="0 -7413 1206 635" svg:d="m0-7413v635h1206v-635z"/>
              </dr3d:scene>
            </draw:g>
            <draw:connector draw:style-name="gr17" draw:text-style-name="P1" draw:layer="layout" draw:type="curve" svg:x1="12.27cm" svg:y1="11.462cm" svg:x2="14.289cm" svg:y2="11.66cm" draw:start-shape="id6" draw:end-shape="id7" svg:d="m12270 11462c0 1048 2019 949 2019 198">
              <text:p/>
            </draw:connector>
          </draw:g>
          <draw:custom-shape draw:style-name="gr19" draw:text-style-name="P1" draw:layer="layout" svg:width="2.105cm" svg:height="0.257cm" svg:x="10.969cm" svg:y="12.61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9997.001499250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" draw:id="id8" draw:layer="layout" svg:width="1.718cm" svg:height="0.72cm" svg:x="11.399cm" svg:y="11.89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9.2481203007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onnector draw:style-name="gr17" draw:text-style-name="P1" draw:layer="layout" draw:type="curve" svg:x1="13.117cm" svg:y1="12.257cm" svg:x2="13.174cm" svg:y2="11.656cm" draw:start-shape="id8" svg:d="m13117 12257c753 0 724-601 57-601">
            <text:p/>
          </draw:connector>
        </draw:g>
        <draw:g>
          <draw:g draw:id="id9">
            <draw:custom-shape draw:style-name="gr6" draw:text-style-name="P1" draw:layer="layout" svg:width="1.314cm" svg:height="0.4cm" svg:x="3.159cm" svg:y="15.678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699.577735124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3d:scene draw:style-name="gr7" svg:width="0.161cm" svg:height="0.079cm" svg:x="3.533cm" svg:y="15.8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8" draw:layer="layout" svg:viewBox="0 -7413 1206 635" svg:d="m0-7413v635h1206v-635z"/>
            </dr3d:scene>
            <dr3d:scene draw:style-name="gr9" svg:width="0.162cm" svg:height="0.079cm" svg:x="3.729cm" svg:y="15.8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0" draw:layer="layout" svg:viewBox="0 -7413 1206 635" svg:d="m0-7413v635h1206v-635z"/>
            </dr3d:scene>
            <dr3d:scene draw:style-name="gr11" svg:width="0.113cm" svg:height="0.079cm" svg:x="3.937cm" svg:y="15.87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1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14" svg:width="0.114cm" svg:height="0.078cm" svg:x="3.383cm" svg:y="15.861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5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16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1" svg:width="0.114cm" svg:height="0.049cm" svg:x="3.556cm" svg:y="15.714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161cm" svg:height="0.078cm" svg:x="3.441cm" svg:y="15.763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114cm" svg:height="0.049cm" svg:x="3.765cm" svg:y="15.714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162cm" svg:height="0.078cm" svg:x="3.648cm" svg:y="15.763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114cm" svg:height="0.049cm" svg:x="3.971cm" svg:y="15.714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161cm" svg:height="0.078cm" svg:x="3.856cm" svg:y="15.763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114cm" svg:height="0.049cm" svg:x="4.18cm" svg:y="15.714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161cm" svg:height="0.078cm" svg:x="4.064cm" svg:y="15.763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</draw:g>
          <draw:g draw:id="id10">
            <draw:custom-shape draw:style-name="gr6" draw:text-style-name="P1" draw:layer="layout" svg:width="1.314cm" svg:height="0.4cm" svg:x="4.409cm" svg:y="15.835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699.577735124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3d:scene draw:style-name="gr7" svg:width="0.162cm" svg:height="0.078cm" svg:x="4.782cm" svg:y="16.02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8" draw:layer="layout" svg:viewBox="0 -7413 1206 635" svg:d="m0-7413v635h1206v-635z"/>
            </dr3d:scene>
            <dr3d:scene draw:style-name="gr9" svg:width="0.161cm" svg:height="0.078cm" svg:x="4.979cm" svg:y="16.02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0" draw:layer="layout" svg:viewBox="0 -7413 1206 635" svg:d="m0-7413v635h1206v-635z"/>
            </dr3d:scene>
            <dr3d:scene draw:style-name="gr11" svg:width="0.114cm" svg:height="0.078cm" svg:x="5.186cm" svg:y="16.027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1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14" svg:width="0.113cm" svg:height="0.078cm" svg:x="4.633cm" svg:y="16.017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5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16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1" svg:width="0.114cm" svg:height="0.049cm" svg:x="4.805cm" svg:y="15.871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161cm" svg:height="0.078cm" svg:x="4.69cm" svg:y="15.92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115cm" svg:height="0.049cm" svg:x="5.014cm" svg:y="15.871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161cm" svg:height="0.078cm" svg:x="4.898cm" svg:y="15.92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113cm" svg:height="0.049cm" svg:x="5.221cm" svg:y="15.871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161cm" svg:height="0.078cm" svg:x="5.106cm" svg:y="15.92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113cm" svg:height="0.049cm" svg:x="5.43cm" svg:y="15.871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162cm" svg:height="0.078cm" svg:x="5.313cm" svg:y="15.92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</draw:g>
          <draw:connector draw:style-name="gr17" draw:text-style-name="P1" draw:layer="layout" draw:type="curve" svg:x1="3.816cm" svg:y1="15.678cm" svg:x2="5.066cm" svg:y2="15.835cm" draw:start-shape="id9" draw:end-shape="id10" svg:d="m3816 15678c0-751 1250-830 1250 157">
            <text:p/>
          </draw:connector>
          <draw:g draw:id="id11">
            <draw:custom-shape draw:style-name="gr6" draw:text-style-name="P1" draw:layer="layout" svg:width="1.314cm" svg:height="0.404cm" svg:x="7.516cm" svg:y="16.023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699.577735124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3d:scene draw:style-name="gr7" svg:width="0.161cm" svg:height="0.079cm" svg:x="7.89cm" svg:y="16.21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8" draw:layer="layout" svg:viewBox="0 -7413 1206 635" svg:d="m0-7413v635h1206v-635z"/>
            </dr3d:scene>
            <dr3d:scene draw:style-name="gr9" svg:width="0.162cm" svg:height="0.079cm" svg:x="8.086cm" svg:y="16.21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0" draw:layer="layout" svg:viewBox="0 -7413 1206 635" svg:d="m0-7413v635h1206v-635z"/>
            </dr3d:scene>
            <dr3d:scene draw:style-name="gr11" svg:width="0.113cm" svg:height="0.079cm" svg:x="8.294cm" svg:y="16.217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1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14" svg:width="0.114cm" svg:height="0.079cm" svg:x="7.74cm" svg:y="16.208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5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16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1" svg:width="0.114cm" svg:height="0.049cm" svg:x="7.913cm" svg:y="16.06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161cm" svg:height="0.079cm" svg:x="7.798cm" svg:y="16.109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114cm" svg:height="0.049cm" svg:x="8.122cm" svg:y="16.06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162cm" svg:height="0.079cm" svg:x="8.005cm" svg:y="16.109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114cm" svg:height="0.049cm" svg:x="8.328cm" svg:y="16.06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161cm" svg:height="0.079cm" svg:x="8.213cm" svg:y="16.109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114cm" svg:height="0.049cm" svg:x="8.537cm" svg:y="16.06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161cm" svg:height="0.079cm" svg:x="8.421cm" svg:y="16.109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</draw:g>
          <draw:g draw:id="id12">
            <draw:custom-shape draw:style-name="gr6" draw:text-style-name="P1" draw:layer="layout" svg:width="1.314cm" svg:height="0.404cm" svg:x="8.766cm" svg:y="16.181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6699.577735124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3d:scene draw:style-name="gr7" svg:width="0.162cm" svg:height="0.079cm" svg:x="9.139cm" svg:y="16.375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8" draw:layer="layout" svg:viewBox="0 -7413 1206 635" svg:d="m0-7413v635h1206v-635z"/>
            </dr3d:scene>
            <dr3d:scene draw:style-name="gr9" svg:width="0.161cm" svg:height="0.079cm" svg:x="9.336cm" svg:y="16.375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0" draw:layer="layout" svg:viewBox="0 -7413 1206 635" svg:d="m0-7413v635h1206v-635z"/>
            </dr3d:scene>
            <dr3d:scene draw:style-name="gr11" svg:width="0.114cm" svg:height="0.079cm" svg:x="9.543cm" svg:y="16.375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1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14" svg:width="0.113cm" svg:height="0.079cm" svg:x="8.99cm" svg:y="16.366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5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16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1" svg:width="0.114cm" svg:height="0.05cm" svg:x="9.162cm" svg:y="16.218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161cm" svg:height="0.079cm" svg:x="9.047cm" svg:y="16.26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115cm" svg:height="0.05cm" svg:x="9.371cm" svg:y="16.218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161cm" svg:height="0.079cm" svg:x="9.255cm" svg:y="16.26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113cm" svg:height="0.05cm" svg:x="9.578cm" svg:y="16.218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161cm" svg:height="0.079cm" svg:x="9.463cm" svg:y="16.26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  <dr3d:scene draw:style-name="gr1" svg:width="0.113cm" svg:height="0.05cm" svg:x="9.787cm" svg:y="16.218cm" dr3d:transform="matrix (1 0 0 0 0.939692620785931 0.342020143325607 0 -0.342020143325607 0.939692620785931 0cm 7.02608172561641cm 2.55728461164556cm)" dr3d:vrp="(0 0 3439.42857142857)" dr3d:vpn="(0 0 2551.42857142857)" dr3d:projection="perspective" dr3d:distance="0.88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7858 444 762" svg:d="m8-7096 22-2 23-3 22-6 23-8 22-9 22-12 21-13 21-15 20-17 20-19 20-21 18-22 18-24 17-25 17-27 16-28 14-30 14-31 13-32 12-33 11-34 10-36 9-35 8-37 7-37 5-38 5-39 3-38 2-39 1-39-444-13z"/>
              <dr3d:rotate draw:style-name="gr3" draw:layer="layout" svg:viewBox="0 -7858 444 762" svg:d="m8-7096 22-2 23-3 22-6 23-8 22-9 22-12 21-13 21-15 20-17 20-19 20-21 18-22 18-24 17-25 17-27 16-28 14-30 14-31 13-32 12-33 11-34 10-36 9-35 8-37 7-37 5-38 5-39 3-38 2-39 1-39-444-13z"/>
            </dr3d:scene>
            <dr3d:scene draw:style-name="gr4" svg:width="0.162cm" svg:height="0.079cm" svg:x="9.67cm" svg:y="16.267cm" dr3d:transform="matrix (1 0 0 0 0.939692620785931 0.342020143325607 0 -0.342020143325607 0.939692620785931 0cm 6.66758899078657cm 2.42680392696684cm)" dr3d:vrp="(0 0 9306.28571428571)" dr3d:vpn="(0 0 6894.28571428571)" dr3d:projection="perspective" dr3d:distance="2.412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7413 1206 635" svg:d="m0-7413v635h1206v-635z"/>
            </dr3d:scene>
          </draw:g>
          <draw:connector draw:style-name="gr17" draw:text-style-name="P1" draw:layer="layout" draw:type="curve" draw:line-skew="0.373cm" svg:x1="8.173cm" svg:y1="16.023cm" svg:x2="9.423cm" svg:y2="16.181cm" draw:start-shape="id11" draw:end-shape="id12" svg:d="m8173 16023c0-192 1250-271 1250 158">
            <text:p/>
          </draw:connector>
          <draw:custom-shape draw:style-name="gr21" draw:text-style-name="P1" draw:id="id14" draw:layer="layout" svg:width="1.047cm" svg:height="0.424cm" svg:x="6.399cm" svg:y="16.96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1" draw:text-style-name="P1" draw:id="id13" draw:layer="layout" svg:width="1.047cm" svg:height="0.424cm" svg:x="4.025cm" svg:y="16.70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onnector draw:style-name="gr22" draw:text-style-name="P1" draw:layer="layout" draw:type="curve" svg:x1="4.365cm" svg:y1="17.132cm" svg:x2="6.739cm" svg:y2="17.392cm" draw:start-shape="id13" draw:start-glue-point="7" draw:end-shape="id14" draw:end-glue-point="7" svg:d="m4365 17132c0 1143 2374 1013 2374 260">
            <text:p/>
          </draw:connector>
          <draw:connector draw:style-name="gr23" draw:text-style-name="P1" draw:layer="layout" draw:type="curve" svg:x1="4.732cm" svg:y1="16.708cm" svg:x2="5.066cm" svg:y2="16.235cm" draw:start-shape="id13" draw:start-glue-point="4" draw:end-shape="id10" draw:end-glue-point="2" svg:d="m4732 16708c0-354 334-118 334-473">
            <text:p/>
          </draw:connector>
          <draw:connector draw:style-name="gr23" draw:text-style-name="P1" draw:layer="layout" draw:type="curve" svg:x1="7.106cm" svg:y1="16.968cm" svg:x2="8.173cm" svg:y2="16.427cm" draw:start-shape="id14" draw:start-glue-point="4" draw:end-shape="id11" draw:end-glue-point="2" svg:d="m7106 16968c0-405 1067-135 1067-541">
            <text:p/>
          </draw:connector>
        </draw:g>
        <draw:g>
          <draw:g>
            <draw:custom-shape draw:style-name="gr21" draw:text-style-name="P1" draw:layer="layout" svg:width="1.807cm" svg:height="0.381cm" svg:x="12.655cm" svg:y="15.414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23" draw:text-style-name="P1" draw:layer="layout" svg:x1="12.811cm" svg:y1="15.795cm" svg:x2="12.811cm" svg:y2="16.367cm">
              <text:p/>
            </draw:line>
            <draw:line draw:style-name="gr23" draw:text-style-name="P1" draw:layer="layout" svg:x1="13.954cm" svg:y1="15.795cm" svg:x2="13.954cm" svg:y2="16.367cm">
              <text:p/>
            </draw:line>
            <draw:line draw:style-name="gr23" draw:text-style-name="P1" draw:layer="layout" svg:x1="13.065cm" svg:y1="16.049cm" svg:x2="13.065cm" svg:y2="15.858cm">
              <text:p/>
            </draw:line>
            <draw:line draw:style-name="gr23" draw:text-style-name="P1" draw:layer="layout" svg:x1="14.144cm" svg:y1="16.049cm" svg:x2="14.144cm" svg:y2="15.732cm">
              <text:p/>
            </draw:line>
          </draw:g>
          <draw:g>
            <draw:custom-shape draw:style-name="gr21" draw:text-style-name="P1" draw:layer="layout" svg:width="1.807cm" svg:height="0.381cm" svg:x="14.144cm" svg:y="15.414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23" draw:text-style-name="P1" draw:layer="layout" svg:x1="14.3cm" svg:y1="15.795cm" svg:x2="14.3cm" svg:y2="16.367cm">
              <text:p/>
            </draw:line>
            <draw:line draw:style-name="gr23" draw:text-style-name="P1" draw:layer="layout" svg:x1="15.443cm" svg:y1="15.795cm" svg:x2="15.443cm" svg:y2="16.367cm">
              <text:p/>
            </draw:line>
            <draw:line draw:style-name="gr23" draw:text-style-name="P1" draw:layer="layout" svg:x1="14.554cm" svg:y1="16.049cm" svg:x2="14.554cm" svg:y2="15.858cm">
              <text:p/>
            </draw:line>
            <draw:line draw:style-name="gr23" draw:text-style-name="P1" draw:layer="layout" svg:x1="15.633cm" svg:y1="16.049cm" svg:x2="15.633cm" svg:y2="15.732cm">
              <text:p/>
            </draw:line>
          </draw:g>
          <draw:g>
            <draw:custom-shape draw:style-name="gr21" draw:text-style-name="P1" draw:layer="layout" svg:width="1.807cm" svg:height="0.381cm" svg:x="17.065cm" svg:y="15.414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23" draw:text-style-name="P1" draw:layer="layout" svg:x1="17.221cm" svg:y1="15.795cm" svg:x2="17.221cm" svg:y2="16.367cm">
              <text:p/>
            </draw:line>
            <draw:line draw:style-name="gr23" draw:text-style-name="P1" draw:layer="layout" svg:x1="18.364cm" svg:y1="15.795cm" svg:x2="18.364cm" svg:y2="16.367cm">
              <text:p/>
            </draw:line>
            <draw:line draw:style-name="gr23" draw:text-style-name="P1" draw:layer="layout" svg:x1="17.475cm" svg:y1="16.049cm" svg:x2="17.475cm" svg:y2="15.858cm">
              <text:p/>
            </draw:line>
            <draw:line draw:style-name="gr23" draw:text-style-name="P1" draw:layer="layout" svg:x1="18.554cm" svg:y1="16.049cm" svg:x2="18.554cm" svg:y2="15.732cm">
              <text:p/>
            </draw:line>
          </draw:g>
          <draw:g>
            <draw:custom-shape draw:style-name="gr21" draw:text-style-name="P1" draw:layer="layout" svg:width="1.807cm" svg:height="0.381cm" svg:x="15.576cm" svg:y="15.414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23" draw:text-style-name="P1" draw:layer="layout" svg:x1="15.732cm" svg:y1="15.795cm" svg:x2="15.732cm" svg:y2="16.367cm">
              <text:p/>
            </draw:line>
            <draw:line draw:style-name="gr23" draw:text-style-name="P1" draw:layer="layout" svg:x1="16.875cm" svg:y1="15.795cm" svg:x2="16.875cm" svg:y2="16.367cm">
              <text:p/>
            </draw:line>
            <draw:line draw:style-name="gr23" draw:text-style-name="P1" draw:layer="layout" svg:x1="15.986cm" svg:y1="16.049cm" svg:x2="15.986cm" svg:y2="15.858cm">
              <text:p/>
            </draw:line>
            <draw:line draw:style-name="gr23" draw:text-style-name="P1" draw:layer="layout" svg:x1="17.065cm" svg:y1="16.049cm" svg:x2="17.065cm" svg:y2="15.732cm">
              <text:p/>
            </draw:line>
          </draw:g>
          <draw:g>
            <draw:g>
              <draw:custom-shape draw:style-name="gr21" draw:text-style-name="P1" draw:layer="layout" svg:width="1.334cm" svg:height="0.762cm" svg:x="17.192cm" svg:y="15.732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line draw:style-name="gr23" draw:text-style-name="P1" draw:layer="layout" svg:x1="17.307cm" svg:y1="16.494cm" svg:x2="17.319cm" svg:y2="17.003cm">
                <text:p/>
              </draw:line>
              <draw:line draw:style-name="gr23" draw:text-style-name="P1" draw:layer="layout" svg:x1="17.827cm" svg:y1="16.494cm" svg:x2="17.827cm" svg:y2="17.067cm">
                <text:p/>
              </draw:line>
              <draw:line draw:style-name="gr23" draw:text-style-name="P1" draw:layer="layout" svg:x1="18.462cm" svg:y1="16.559cm" svg:x2="18.462cm" svg:y2="15.925cm">
                <text:p/>
              </draw:line>
            </draw:g>
          </draw:g>
          <draw:g>
            <draw:custom-shape draw:style-name="gr21" draw:text-style-name="P1" draw:layer="layout" svg:width="1.807cm" svg:height="0.381cm" svg:x="11.61cm" svg:y="16.43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23" draw:text-style-name="P1" draw:layer="layout" svg:x1="11.766cm" svg:y1="16.811cm" svg:x2="11.766cm" svg:y2="17.383cm">
              <text:p/>
            </draw:line>
            <draw:line draw:style-name="gr23" draw:text-style-name="P1" draw:layer="layout" svg:x1="12.909cm" svg:y1="16.811cm" svg:x2="12.909cm" svg:y2="17.383cm">
              <text:p/>
            </draw:line>
            <draw:line draw:style-name="gr23" draw:text-style-name="P1" draw:layer="layout" svg:x1="12.02cm" svg:y1="17.065cm" svg:x2="12.02cm" svg:y2="16.874cm">
              <text:p/>
            </draw:line>
            <draw:line draw:style-name="gr23" draw:text-style-name="P1" draw:layer="layout" svg:x1="13.099cm" svg:y1="17.065cm" svg:x2="13.099cm" svg:y2="16.748cm">
              <text:p/>
            </draw:line>
          </draw:g>
          <draw:g>
            <draw:custom-shape draw:style-name="gr21" draw:text-style-name="P1" draw:layer="layout" svg:width="1.807cm" svg:height="0.381cm" svg:x="13.099cm" svg:y="16.43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23" draw:text-style-name="P1" draw:layer="layout" svg:x1="13.255cm" svg:y1="16.811cm" svg:x2="13.255cm" svg:y2="17.383cm">
              <text:p/>
            </draw:line>
            <draw:line draw:style-name="gr23" draw:text-style-name="P1" draw:layer="layout" svg:x1="14.398cm" svg:y1="16.811cm" svg:x2="14.398cm" svg:y2="17.383cm">
              <text:p/>
            </draw:line>
            <draw:line draw:style-name="gr23" draw:text-style-name="P1" draw:layer="layout" svg:x1="13.509cm" svg:y1="17.065cm" svg:x2="13.509cm" svg:y2="16.874cm">
              <text:p/>
            </draw:line>
            <draw:line draw:style-name="gr23" draw:text-style-name="P1" draw:layer="layout" svg:x1="14.588cm" svg:y1="17.065cm" svg:x2="14.588cm" svg:y2="16.748cm">
              <text:p/>
            </draw:line>
          </draw:g>
          <draw:g>
            <draw:custom-shape draw:style-name="gr21" draw:text-style-name="P1" draw:layer="layout" svg:width="1.807cm" svg:height="0.381cm" svg:x="16.02cm" svg:y="16.43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23" draw:text-style-name="P1" draw:layer="layout" svg:x1="16.176cm" svg:y1="16.811cm" svg:x2="16.176cm" svg:y2="17.383cm">
              <text:p/>
            </draw:line>
            <draw:line draw:style-name="gr23" draw:text-style-name="P1" draw:layer="layout" svg:x1="17.319cm" svg:y1="16.811cm" svg:x2="17.319cm" svg:y2="17.383cm">
              <text:p/>
            </draw:line>
            <draw:line draw:style-name="gr23" draw:text-style-name="P1" draw:layer="layout" svg:x1="16.43cm" svg:y1="17.065cm" svg:x2="16.43cm" svg:y2="16.874cm">
              <text:p/>
            </draw:line>
            <draw:line draw:style-name="gr23" draw:text-style-name="P1" draw:layer="layout" svg:x1="17.509cm" svg:y1="17.065cm" svg:x2="17.509cm" svg:y2="16.748cm">
              <text:p/>
            </draw:line>
          </draw:g>
          <draw:g>
            <draw:custom-shape draw:style-name="gr21" draw:text-style-name="P1" draw:layer="layout" svg:width="1.807cm" svg:height="0.381cm" svg:x="14.531cm" svg:y="16.43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23" draw:text-style-name="P1" draw:layer="layout" svg:x1="14.687cm" svg:y1="16.811cm" svg:x2="14.687cm" svg:y2="17.383cm">
              <text:p/>
            </draw:line>
            <draw:line draw:style-name="gr23" draw:text-style-name="P1" draw:layer="layout" svg:x1="15.83cm" svg:y1="16.811cm" svg:x2="15.83cm" svg:y2="17.383cm">
              <text:p/>
            </draw:line>
            <draw:line draw:style-name="gr23" draw:text-style-name="P1" draw:layer="layout" svg:x1="14.941cm" svg:y1="17.065cm" svg:x2="14.941cm" svg:y2="16.874cm">
              <text:p/>
            </draw:line>
            <draw:line draw:style-name="gr23" draw:text-style-name="P1" draw:layer="layout" svg:x1="16.02cm" svg:y1="17.065cm" svg:x2="16.02cm" svg:y2="16.748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Harris</meta:initial-creator>
    <meta:creation-date>2010-07-22T22:45:10</meta:creation-date>
    <dc:date>2010-07-23T00:03:34</dc:date>
    <dc:creator>David Harris</dc:creator>
    <meta:editing-duration>PT00H14M17S</meta:editing-duration>
    <meta:editing-cycles>1</meta:editing-cycles>
    <meta:document-statistic meta:object-count="422"/>
    <meta:generator>OpenOffice.org/3.2$Unix OpenOffice.org_project/320m18$Build-9502</meta:generator>
  </office:meta>
</office:document-meta>
</file>